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1638" officeooo:paragraph-rsid="00131638"/>
    </style:style>
    <style:style style:name="P2" style:family="paragraph" style:parent-style-name="Standard" style:master-page-name="">
      <loext:graphic-properties draw:fill="none"/>
      <style:paragraph-properties fo:margin-left="-0.4366in" fo:margin-right="-0.5in" fo:text-indent="0in" style:auto-text-indent="false" style:page-number="auto" fo:background-color="transparent"/>
      <style:text-properties fo:font-size="10.5pt" officeooo:rsid="00131638" officeooo:paragraph-rsid="00131638" style:font-size-asian="10.5pt" style:font-size-complex="10.5pt"/>
    </style:style>
    <style:style style:name="P3" style:family="paragraph" style:parent-style-name="Standard">
      <loext:graphic-properties draw:fill="none"/>
      <style:paragraph-properties fo:margin-left="-0.4366in" fo:margin-right="-0.5in" fo:text-indent="0in" style:auto-text-indent="false" fo:background-color="transparent"/>
      <style:text-properties fo:font-size="10.5pt" officeooo:rsid="00131638" officeooo:paragraph-rsid="00131638" style:font-size-asian="10.5pt" style:font-size-complex="10.5pt"/>
    </style:style>
    <style:style style:name="P4" style:family="paragraph" style:parent-style-name="Standard">
      <loext:graphic-properties draw:fill="none"/>
      <style:paragraph-properties fo:margin-left="-0.4366in" fo:margin-right="-0.5in" fo:text-indent="0in" style:auto-text-indent="false" fo:background-color="transparent"/>
      <style:text-properties fo:font-size="10.5pt" fo:font-weight="bold" officeooo:rsid="00131638" officeooo:paragraph-rsid="00131638" style:font-size-asian="10.5pt" style:font-weight-asian="bold" style:font-size-complex="10.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principles of OO design :</text:p>
      <text:p text:style-name="P3"><text:span text:style-name="T1">SRP</text:span> - Single Responsibility Principle</text:p>
      <text:p text:style-name="P3"><text:s/>-&gt; Principle: A class should have only one reason to change.</text:p>
      <text:p text:style-name="P3"><text:s/>-&gt; Responsibility = ”a reason to change”</text:p>
      <text:p text:style-name="P3"><text:s/>-&gt; If a class has more than one responsibility, then the responsibilities become coupled.</text:p>
      <text:p text:style-name="P3"><text:s/>-&gt; The cohesion is low if the module does several things</text:p>
      <text:p text:style-name="P3"><text:s/>-&gt; Cohesion should be high</text:p>
      <text:p text:style-name="P3"/>
      <text:p text:style-name="P3"><text:span text:style-name="T1">OCP</text:span> - Open-Closed Principle</text:p>
      <text:p text:style-name="P3"><text:s/>--&gt; Open for Extension (new functions are added)</text:p>
      <text:p text:style-name="P3"><text:s/>--&gt; Closed for Modification (existing code is</text:p>
      <text:p text:style-name="P3">unchanged)</text:p>
      <text:p text:style-name="P3"><text:s/>-&gt; What this really means is that you should (re)design so that change leads to extending, not modifying existing code</text:p>
      <text:p text:style-name="P3"/>
      <text:p text:style-name="P3"><text:span text:style-name="T1">LSP</text:span> - Liskov Substitution Principle</text:p>
      <text:p text:style-name="P3"><text:s/>-&gt; The key of OCP: Abstraction and Polymorphism</text:p>
      <text:p text:style-name="P3"><text:s/>--&gt; Implemented by inheritance</text:p>
      <text:p text:style-name="P3"><text:s/>--&gt; How do we measure the quality of inheritance?</text:p>
      <text:p text:style-name="P3"><text:s/>-&gt; "If for each object ob1 of type S there is an object ob2 of type T such that for all programs P defined in terms of T, the behavior of P is unchanged when ob1 is substituted for ob2 then S is a subtype of T." ~ B. Liskov, 1988</text:p>
      <text:p text:style-name="P3"><text:s/>-&gt; Subtypes must be substitutable for their base types.</text:p>
      <text:p text:style-name="P3"/>
      <text:p text:style-name="P3"><text:span text:style-name="T1">ISP</text:span> - Interface-Segregation Principle</text:p>
      <text:p text:style-name="P3"><text:s/>-&gt; ISP deals with the disadvantages of “fat” interfaces.</text:p>
      <text:p text:style-name="P3"><text:s/>--&gt; Clients should not be forced to depend on methods that they do not use.</text:p>
      <text:p text:style-name="P3"><text:s/>-&gt; Avoid classes with too many responsibilities (classes whose interfaces are not cohesive).</text:p>
      <text:p text:style-name="P3"><text:s/>-&gt; Break interfaces up into cohesive groups of methods, each serving a certain kind of clients.</text:p>
      <text:p text:style-name="P3"/>
      <text:p text:style-name="P3">Example</text:p>
      <text:p text:style-name="P3">// Bad example</text:p>
      <text:p text:style-name="P3">interface IWorker {</text:p>
      <text:p text:style-name="P3"><text:s text:c="4"/>public void work();</text:p>
      <text:p text:style-name="P3"><text:s text:c="4"/>public void eat();</text:p>
      <text:p text:style-name="P3">}</text:p>
      <text:p text:style-name="P3">class Worker implements IWorker{</text:p>
      <text:p text:style-name="P3"><text:s text:c="4"/>public void work() { // ....working }</text:p>
      <text:p text:style-name="P3"><text:s text:c="4"/>public void eat() { // ...... eating in launch break}</text:p>
      <text:p text:style-name="P3">}</text:p>
      <text:p text:style-name="P3">class SuperWorker implements IWorker{</text:p>
      <text:p text:style-name="P3"><text:s text:c="4"/>public void work() { //.... working much more }</text:p>
      <text:p text:style-name="P3"><text:s text:c="4"/>public void eat() { //.... eating in launch break }</text:p>
      <text:p text:style-name="P3">}</text:p>
      <text:p text:style-name="P3">class Manager {</text:p>
      <text:p text:style-name="P3"><text:s text:c="4"/>IWorker worker;</text:p>
      <text:p text:style-name="P3"><text:s text:c="4"/>public void setWorker(IWorker w) { worker=w; }</text:p>
      <text:p text:style-name="P3"><text:s text:c="4"/>public void manage() { worker.work(); }</text:p>
      <text:p text:style-name="P3">}</text:p>
      <text:p text:style-name="P3"/>
      <text:p text:style-name="P3">// Good example</text:p>
      <text:p text:style-name="P3">interface IWorker extends Feedable, Workable { }</text:p>
      <text:p text:style-name="P3">interface IWorkable { public void work();}</text:p>
      <text:p text:style-name="P3">interface IFeedable { public void eat();}</text:p>
      <text:p text:style-name="P3">class Worker implements IWorkable, IFeedable{</text:p>
      <text:p text:style-name="P3"><text:s text:c="4"/>public void work() { // ....working }</text:p>
      <text:p text:style-name="P3"><text:s text:c="4"/>public void eat() { //.... eating in launch break }</text:p>
      <text:p text:style-name="P3">}</text:p>
      <text:p text:style-name="P3">class Robot implements IWorkable{</text:p>
      <text:p text:style-name="P3"><text:s text:c="4"/>public void work() { // ....working }</text:p>
      <text:p text:style-name="P3">}</text:p>
      <text:p text:style-name="P3">class SuperWorker implements IWorkable, IFeedable{</text:p>
      <text:p text:style-name="P3"><text:soft-page-break/><text:s text:c="4"/>public void work() { //.... working much more }</text:p>
      <text:p text:style-name="P3"><text:s text:c="4"/>public void eat() { //.... eating in launch break}</text:p>
      <text:p text:style-name="P3">}</text:p>
      <text:p text:style-name="P3">class Manager {</text:p>
      <text:p text:style-name="P3"><text:s text:c="4"/>Workable worker;</text:p>
      <text:p text:style-name="P3"><text:s text:c="4"/>public void setWorker(Workable w) { worker=w; }</text:p>
      <text:p text:style-name="P3"><text:s text:c="4"/>public void manage() { worker.work();}</text:p>
      <text:p text:style-name="P3">}</text:p>
      <text:p text:style-name="P3"/>
      <text:p text:style-name="P3"/>
      <text:p text:style-name="P3"><text:span text:style-name="T1">DIP</text:span> - Dependency-Inversion Principle</text:p>
      <text:p text:style-name="P3"><text:s/>-&gt; High-level modules should not depend on low-level modules. Both should depend on abstractions.</text:p>
      <text:p text:style-name="P3"><text:s/>-&gt; Abstractions should not depend on details. Details should depend on abstractions.</text:p>
      <text:p text:style-name="P3"><text:s/>-&gt; Structured Analysis and Design tend to create software structures in which high- level modules depend on low-level modules, and in which policy depends on detail.</text:p>
      <text:p text:style-name="P3"><text:s/>-&gt; It is the high-level modules that contain the important policy decisions and business models of an application.</text:p>
      <text:p text:style-name="P3"/>
      <text:p text:style-name="P3">DIP – Violating DIP</text:p>
      <text:p text:style-name="P3">-&gt; If the business depends on concrete services in the service layer and the services depends on concrete utilities in the utility layer, the business depends</text:p>
      <text:p text:style-name="P3">transitively on the utilities.</text:p>
      <text:p text:style-name="P3">-&gt; This is very unfortunate because changes in low level modules have effect on high-level modules.</text:p>
      <text:p text:style-name="P3">-&gt; High-level modules will be difficult to reuse in other contexts</text:p>
      <text:p text:style-name="P3"/>
      <text:p text:style-name="P3"><text:span text:style-name="T2">DIP</text:span> – Conforming to DIP</text:p>
      <text:p text:style-name="P3">-&gt; You should invert the dependencies by using interfaces declared in the upper layer (the client “owns” the interface).</text:p>
      <text:p text:style-name="P3">-&gt; Now, the business no longer depends on a concrete service and can be reused with different implementations of the service.</text:p>
      <text:p text:style-name="P3">-&gt; NOTE: The book uses a different naming convention for the interfaces.</text:p>
      <text:p text:style-name="P3"/>
      <text:p text:style-name="P3">Example</text:p>
      <text:p text:style-name="P3">//Bad example</text:p>
      <text:p text:style-name="P3">class Worker {</text:p>
      <text:p text:style-name="P3"><text:s text:c="4"/>public void work() { // ....working }</text:p>
      <text:p text:style-name="P3">}</text:p>
      <text:p text:style-name="P3">class Manager {</text:p>
      <text:p text:style-name="P3"><text:s text:c="4"/>Worker m_worker;</text:p>
      <text:p text:style-name="P3"><text:s text:c="4"/>public void setWorker(Worker w) { m_worker=w; }</text:p>
      <text:p text:style-name="P3"><text:s text:c="4"/>public void manage() { m_worker.work(); }</text:p>
      <text:p text:style-name="P3">}</text:p>
      <text:p text:style-name="P3">class SuperWorker {</text:p>
      <text:p text:style-name="P3"><text:s text:c="4"/>public void work() { //.... working much more }</text:p>
      <text:p text:style-name="P3">}</text:p>
      <text:p text:style-name="P3"/>
      <text:p text:style-name="P3">//Good example</text:p>
      <text:p text:style-name="P3">interface IWorker { public void work(); }</text:p>
      <text:p text:style-name="P3">class Worker implements IWorker{</text:p>
      <text:p text:style-name="P3"><text:s text:c="4"/>public void work() { // ....working}</text:p>
      <text:p text:style-name="P3">}</text:p>
      <text:p text:style-name="P3">class SuperWorker implements IWorker{</text:p>
      <text:p text:style-name="P3"><text:s text:c="4"/>public void work() { //.... working much more }</text:p>
      <text:p text:style-name="P3">}</text:p>
      <text:p text:style-name="P3">class Manager {</text:p>
      <text:p text:style-name="P3"><text:s text:c="4"/>IWorker m_worker;</text:p>
      <text:p text:style-name="P3"><text:s text:c="4"/>public void setWorker(IWorker w) { m_worker=w;}</text:p>
      <text:p text:style-name="P3"><text:s text:c="4"/>public void manage() { m_worker.work();}</text:p>
      <text:p text:style-name="P3">}</text:p>
      <text:p text:style-name="P3">interface IWorker { public void work(); }</text:p>
      <text:p text:style-name="P3">class Worker implements IWorker{</text:p>
      <text:p text:style-name="P3"><text:s text:c="4"/>public void work() { // ....working}</text:p>
      <text:p text:style-name="P3">}</text:p>
      <text:p text:style-name="P3"><text:soft-page-break/>class SuperWorker implements IWorker{</text:p>
      <text:p text:style-name="P3"><text:s text:c="4"/>public void work() { //.... working much more}</text:p>
      <text:p text:style-name="P3">}</text:p>
      <text:p text:style-name="P3">class Manager {</text:p>
      <text:p text:style-name="P3">IWorker m_worker;</text:p>
      <text:p text:style-name="P3"><text:s text:c="4"/>public void setWorker(IWorker w) { m_worker=w;}</text:p>
      <text:p text:style-name="P3"><text:s text:c="4"/>public void manage() { m_worker.work();}</text:p>
      <text:p text:style-name="P3">}</text:p>
      <text:p text:style-name="P3"/>
      <text:p text:style-name="P3"><text:span text:style-name="T1">Package Design</text:span>:</text:p>
      <text:p text:style-name="P3"><text:s text:c="4"/><text:span text:style-name="T1">Cohesion</text:span>:</text:p>
      <text:p text:style-name="P3"><text:s text:c="8"/>The <text:span text:style-name="T1">Reuse-Release Equivalence Principle</text:span></text:p>
      <text:p text:style-name="P3"><text:s text:c="12"/>-&gt; The granule of reuse is the granule of release.</text:p>
      <text:p text:style-name="P3"><text:s text:c="8"/>The <text:span text:style-name="T1">Common-Reuse Principle</text:span></text:p>
      <text:p text:style-name="P3"><text:s text:c="12"/>-&gt; The classes in a package are reused together. If you reuse one of the classes in a package, you reuse them all.</text:p>
      <text:p text:style-name="P3"><text:s text:c="8"/>The <text:span text:style-name="T1">Common-Closure Principle</text:span></text:p>
      <text:p text:style-name="P3"><text:s text:c="12"/>-&gt; The classes in a package should be closed together against the same kinds of changes. A change that affects a package affects all the classes in that package and no other packages.</text:p>
      <text:p text:style-name="P3"><text:s text:c="4"/><text:span text:style-name="T1">Coupling</text:span>:</text:p>
      <text:p text:style-name="P3"><text:s text:c="8"/>The <text:span text:style-name="T1">Acyclic-Dependencies Principle</text:span></text:p>
      <text:p text:style-name="P3"><text:s text:c="12"/>-&gt; Allow no cycles in the package-dependency graph</text:p>
      <text:p text:style-name="P3"><text:s text:c="8"/>The <text:span text:style-name="T1">Stable-Dependencies Principle</text:span></text:p>
      <text:p text:style-name="P3"><text:s text:c="12"/>-&gt; Depend in the direction of stability.</text:p>
      <text:p text:style-name="P3"><text:s text:c="8"/>The <text:span text:style-name="T1">Stable-Abstractions Principle</text:span></text:p>
      <text:p text:style-name="P3"><text:s text:c="12"/>-&gt; A package should be as abstract as it is stable.</text:p>
      <text:p text:style-name="P3"><text:s text:c="12"/>-&gt; Abstractness = The number of classes in the package / The number of abstract classes in the package</text:p>
      <text:p text:style-name="P3"/>
      <text:p text:style-name="P4">4 + 1 Model:</text:p>
      <text:p text:style-name="P3">Logical View -&gt; Development View</text:p>
      <text:p text:style-name="P3"><text:s text:c="2"/>\|/ <text:s text:c="5"/>Scenario <text:s text:c="7"/>\|/</text:p>
      <text:p text:style-name="P3">-&gt;Process View -&gt; Physical Vie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2:53:34.651373489</meta:creation-date>
    <meta:print-date>2017-06-25T13:03:15.205324757</meta:print-date>
    <dc:date>2017-06-25T13:04:26.652578300</dc:date>
    <meta:editing-duration>PT10M52S</meta:editing-duration>
    <meta:editing-cycles>1</meta:editing-cycles>
    <meta:document-statistic meta:table-count="0" meta:image-count="0" meta:object-count="0" meta:page-count="3" meta:paragraph-count="134" meta:word-count="911" meta:character-count="5770" meta:non-whitespace-character-count="4697"/>
    <meta:generator>LibreOffice/5.3.1.2$Linux_X86_64 LibreOffice_project/30m0$Build-2</meta:generator>
  </office:meta>
</office:document-meta>
</file>